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30000036786D6592A9D4F1723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svg:stroke-color="#ff4000" draw:fill-color="#000000" fo:min-height="3.137cm"/>
      <style:paragraph-properties style:writing-mode="lr-tb"/>
    </style:style>
    <style:style style:name="pr2" style:family="presentation" style:parent-style-name="Default-title">
      <style:graphic-properties fo:min-height="2.8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4.064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12.7cm" svg:height="3.137cm" svg:x="7.112cm" svg:y="3.721cm" presentation:class="title" presentation:user-transformed="true">
          <draw:text-box>
            <text:p text:style-name="P2"><text:span text:style-name="T1">Presentación</text:span></text:p>
          </draw:text-box>
        </draw:frame>
        <draw:frame presentation:style-name="pr2" draw:text-style-name="P4" draw:layer="layout" svg:width="25.146cm" svg:height="2.883cm" svg:x="0.762cm" svg:y="0.673cm" presentation:class="title" presentation:user-transformed="true">
          <draw:text-box>
            <text:p text:style-name="P2"><text:span text:style-name="T2">MECATRÓNICA</text:span></text:p>
          </draw:text-box>
        </draw:frame>
        <draw:frame draw:style-name="gr2" draw:text-style-name="P2" draw:layer="layout" svg:width="12.127cm" svg:height="7.319cm" svg:x="7.939cm" svg:y="6.905cm">
          <draw:image xlink:href="Pictures/10000201000005A30000036786D6592A9D4F17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9-13T04:42:15.642359508</dc:date>
    <meta:editing-duration>P7DT21H10M34S</meta:editing-duration>
    <meta:editing-cycles>499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